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0.5pt" officeooo:rsid="0002bc75" officeooo:paragraph-rsid="0002bc75" style:font-size-asian="10.5pt" style:font-size-complex="10.5pt"/>
    </style:style>
    <style:style style:name="P2" style:family="paragraph" style:parent-style-name="Standard">
      <style:paragraph-properties fo:text-align="justify" style:justify-single-word="false"/>
      <style:text-properties fo:font-size="10.5pt" officeooo:rsid="000fc0d1" officeooo:paragraph-rsid="000fc0d1" style:font-size-asian="10.5pt" style:font-size-complex="10.5pt"/>
    </style:style>
    <style:style style:name="P3" style:family="paragraph" style:parent-style-name="Standard">
      <style:paragraph-properties fo:text-align="justify" style:justify-single-word="false"/>
      <style:text-properties fo:font-size="10.5pt" officeooo:paragraph-rsid="0004b8b9" style:font-size-asian="10.5pt" style:font-size-complex="10.5pt"/>
    </style:style>
    <style:style style:name="P4" style:family="paragraph" style:parent-style-name="Standard" style:list-style-name="L1">
      <style:paragraph-properties fo:text-align="justify" style:justify-single-word="false"/>
      <style:text-properties fo:font-size="10.5pt" officeooo:paragraph-rsid="00050a66" style:font-size-asian="10.5pt" style:font-size-complex="10.5pt"/>
    </style:style>
    <style:style style:name="P5" style:family="paragraph" style:parent-style-name="Standard">
      <style:paragraph-properties fo:text-align="justify" style:justify-single-word="false"/>
      <style:text-properties fo:font-size="10.5pt" officeooo:rsid="0004b8b9" officeooo:paragraph-rsid="0004b8b9" style:font-size-asian="10.5pt" style:font-size-complex="10.5pt"/>
    </style:style>
    <style:style style:name="P6" style:family="paragraph" style:parent-style-name="Standard" style:list-style-name="L1">
      <style:paragraph-properties fo:text-align="justify" style:justify-single-word="false"/>
      <style:text-properties fo:font-size="10.5pt" officeooo:rsid="00050a66" officeooo:paragraph-rsid="00050a66" style:font-size-asian="10.5pt" style:font-size-complex="10.5pt"/>
    </style:style>
    <style:style style:name="P7" style:family="paragraph" style:parent-style-name="Standard" style:list-style-name="L1">
      <style:paragraph-properties fo:text-align="justify" style:justify-single-word="false"/>
      <style:text-properties fo:font-size="10.5pt" officeooo:rsid="0006d9ef" officeooo:paragraph-rsid="00050a66" style:font-size-asian="10.5pt" style:font-size-complex="10.5pt"/>
    </style:style>
    <style:style style:name="P8" style:family="paragraph" style:parent-style-name="Standard" style:list-style-name="L1">
      <style:paragraph-properties fo:text-align="justify" style:justify-single-word="false"/>
      <style:text-properties fo:font-size="10.5pt" officeooo:rsid="0006d9ef" officeooo:paragraph-rsid="0006d9ef" style:font-size-asian="10.5pt" style:font-size-complex="10.5pt"/>
    </style:style>
    <style:style style:name="P9" style:family="paragraph" style:parent-style-name="Standard" style:list-style-name="L1">
      <style:paragraph-properties fo:text-align="justify" style:justify-single-word="false"/>
      <style:text-properties fo:font-size="10.5pt" officeooo:rsid="0006d9ef" officeooo:paragraph-rsid="000fc4e7" style:font-size-asian="10.5pt" style:font-size-complex="10.5pt"/>
    </style:style>
    <style:style style:name="P10" style:family="paragraph" style:parent-style-name="Standard" style:list-style-name="L1">
      <style:paragraph-properties fo:text-align="justify" style:justify-single-word="false"/>
      <style:text-properties fo:font-size="10.5pt" officeooo:rsid="000bc662" officeooo:paragraph-rsid="000bc662" style:font-size-asian="10.5pt" style:font-size-complex="10.5pt"/>
    </style:style>
    <style:style style:name="P11" style:family="paragraph" style:parent-style-name="Standard">
      <style:paragraph-properties fo:text-align="justify" style:justify-single-word="false"/>
      <style:text-properties fo:font-size="10.5pt" officeooo:rsid="000bc662" officeooo:paragraph-rsid="000bc662" style:font-size-asian="10.5pt" style:font-size-complex="10.5pt"/>
    </style:style>
    <style:style style:name="P12" style:family="paragraph" style:parent-style-name="Standard">
      <style:paragraph-properties fo:text-align="justify" style:justify-single-word="false"/>
      <style:text-properties fo:font-size="10.5pt" officeooo:rsid="000bc662" officeooo:paragraph-rsid="000fc4e7" style:font-size-asian="10.5pt" style:font-size-complex="10.5pt"/>
    </style:style>
    <style:style style:name="P13" style:family="paragraph" style:parent-style-name="Standard" style:list-style-name="L1">
      <style:paragraph-properties fo:text-align="justify" style:justify-single-word="false"/>
      <style:text-properties fo:font-size="10.5pt" officeooo:rsid="000fc4e7" officeooo:paragraph-rsid="000fc4e7" style:font-size-asian="10.5pt" style:font-size-complex="10.5pt"/>
    </style:style>
    <style:style style:name="P14"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794cm"/>
        </style:tab-stops>
      </style:paragraph-properties>
      <style:text-properties fo:font-size="10.5pt" officeooo:paragraph-rsid="0008b391" style:font-size-asian="10.5pt" style:font-size-complex="10.5pt"/>
    </style:style>
    <style:style style:name="P15"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794cm"/>
        </style:tab-stops>
      </style:paragraph-properties>
      <style:text-properties fo:font-size="10.5pt" officeooo:paragraph-rsid="000fc4e7" style:font-size-asian="10.5pt" style:font-size-complex="10.5pt"/>
    </style:style>
    <style:style style:name="P16" style:family="paragraph" style:parent-style-name="Standard">
      <style:paragraph-properties fo:margin-left="11.255cm" fo:margin-right="0cm" fo:text-align="justify" style:justify-single-word="false" fo:text-indent="0cm" style:auto-text-indent="false"/>
      <style:text-properties fo:font-size="10.5pt" officeooo:rsid="000fc4e7" officeooo:paragraph-rsid="000fc4e7" style:font-size-asian="10.5pt" style:font-size-complex="10.5pt"/>
    </style:style>
    <style:style style:name="T1" style:family="text">
      <style:text-properties officeooo:rsid="0004b8b9"/>
    </style:style>
    <style:style style:name="T2" style:family="text">
      <style:text-properties officeooo:rsid="00050a66"/>
    </style:style>
    <style:style style:name="T3" style:family="text">
      <style:text-properties officeooo:rsid="0006d9ef"/>
    </style:style>
    <style:style style:name="T4" style:family="text">
      <style:text-properties officeooo:rsid="0008b391"/>
    </style:style>
    <style:style style:name="T5" style:family="text">
      <style:text-properties officeooo:rsid="000bc662"/>
    </style:style>
    <style:style style:name="T6" style:family="text">
      <style:text-properties officeooo:rsid="000c9916"/>
    </style:style>
    <style:style style:name="T7" style:family="text">
      <style:text-properties officeooo:rsid="000fc0d1"/>
    </style:style>
    <style:style style:name="T8" style:family="text">
      <style:text-properties officeooo:rsid="000fc4e7"/>
    </style:style>
    <style:style style:name="T9" style:family="text">
      <style:text-properties officeooo:rsid="0010d88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HTARNAME</text:p>
      <text:p text:style-name="P1"/>
      <text:p text:style-name="P1"/>
      <text:p text:style-name="P1"/>
      <text:p text:style-name="P2">İHTAR EDEN (KİRAYA VEREN)<text:tab/>: Hacı Murat BALCI </text:p>
      <text:p text:style-name="P2"><text:tab/><text:tab/><text:tab/><text:tab/><text:tab/> <text:s/>Yeniyurt Mah. İsmail Altıngövde Cad. No:21-H TOKAT</text:p>
      <text:p text:style-name="P2">İHTAR EDİLEN (KİRACI)<text:tab/><text:tab/>: Ali DEMİREL ()</text:p>
      <text:p text:style-name="P2"><text:tab/><text:tab/><text:tab/><text:tab/><text:tab/> <text:s/>Yeniyurt Mah. İsmail Altıngövde Cad. No:21-C TOKAT</text:p>
      <text:p text:style-name="P3"><text:span text:style-name="T1">K</text:span><text:span text:style-name="T7">ONU<text:tab/><text:tab/><text:tab/><text:tab/><text:tab/></text:span><text:span text:style-name="T1">: Kiracının mecura ve komşu parsellerde bulunan işyerlerin</text:span><text:span text:style-name="T4">in duvar ve çatılarına</text:span><text:span text:style-name="T1"> verdiği zararın </text:span><text:span text:style-name="T7">tazmini</text:span><text:span text:style-name="T1"> ve kira </text:span><text:span text:style-name="T7">sözleşmesinin yenilenmeyeceği</text:span></text:p>
      <text:p text:style-name="P3"/>
      <text:p text:style-name="P3"/>
      <text:p text:style-name="P5"><text:tab/>Kira<text:span text:style-name="T7">layana ait taşınmazda</text:span>, <text:s/>30-11-2020 tarih, 20201130-006 sayılı, <text:span text:style-name="T7">yazılı kira mukavelesi gereği KİRACI olarak oturmaktasınız </text:span></text:p>
      <text:p text:style-name="P5"/>
      <text:p text:style-name="P5"><text:tab/>Geçen süre içerisinde aşağıda listelenen konularda sözleşme şartlarına uymadığınız, yapılan sözlü uyarılarlada gerekli tedbirleri almadığınız görülmüştür.</text:p>
      <text:list xml:id="list2035875241" text:style-name="L1">
        <text:list-item>
          <text:p text:style-name="P4"><text:span text:style-name="T2">Yan binalardaki, kanalizasyon bağlantı boruları kullandığınız arsa üzerinden geçmektedir. Kanalizasyonun temizliği için </text:span><text:span text:style-name="T6">yapılan kapaklı</text:span><text:span text:style-name="T2"> logarların üzerine beton dökerek logarların temizlik için kullanılmasına engel olmaktasınız. </text:span></text:p>
        </text:list-item>
        <text:list-item>
          <text:p text:style-name="P6"><text:span text:style-name="T6">T</text:span>uvalet kapısı <text:span text:style-name="T6">yapmak</text:span> amacıyla, duvarı izinsiz olarak kır<text:span text:style-name="T8">ıldı</text:span>. </text:p>
        </text:list-item>
        <text:list-item>
          <text:p text:style-name="P6"><text:span text:style-name="T6">M</text:span>ermer mutfak tezgahı kırı<text:span text:style-name="T8">k durumdadır </text:span>. </text:p>
        </text:list-item>
        <text:list-item>
          <text:p text:style-name="P6">Eylül ayı itibarı ile <text:span text:style-name="T8">mecurda</text:span> paletli <text:span text:style-name="T3">iş makinesi</text:span> ile çalışma yapmaya başladınız. Taban betonunun paletli <text:span text:style-name="T3">iş makinesinin</text:span> kullanım<text:span text:style-name="T6">ın</text:span>a uygun ol<text:span text:style-name="T3">m</text:span>adığı, <text:span text:style-name="T8">p</text:span>aletllerin kısa bir zaman içerisinde beton zemin<text:span text:style-name="T6">i</text:span> kullanılamaz hale getirece<text:span text:style-name="T8">ği açıktır</text:span>. </text:p>
        </text:list-item>
        <text:list-item>
          <text:p text:style-name="P7">İş makinesinin yetkisiz personelin kullanımı sonucu, kiraladığınız arsanın sağ, sol ve arka tarafında bulunan binalardaki, çatı trapez saclarına, oluklara ve duvarlara zarar verdiği, kullanılamaz duruma getirdiği gözlemlenmiştir.</text:p>
        </text:list-item>
        <text:list-item>
          <text:p text:style-name="P9">Eski eşyaların kontrolsuzce atılması sonucu belirtilen yan bina duvarlarında hasarlar oluşmuştur.</text:p>
        </text:list-item>
        <text:list-item>
          <text:p text:style-name="P8">İş makinesinin, yan binanın duvarının bir kısmını uçurduğuda gözlemlenmiştir.</text:p>
        </text:list-item>
        <text:list-item>
          <text:p text:style-name="P13">İşletmenize kamera tesisatı taktırırken, yan binanın çatı trapez saclarına zarar vermeniz sonucu, yan parselde bulunan binanın çatısı akmış ve alçıpan asma tavan kullanılamaz hale gelmiştir. </text:p>
        </text:list-item>
        <text:list-item>
          <text:p text:style-name="P10">Arsa önünde bulunan alana ve yola eski eşyaları düzensizce bırakarak komşuları rahatsız etmektesiniz.</text:p>
        </text:list-item>
      </text:list>
      <text:p text:style-name="P15"><text:span text:style-name="T6"><text:tab/></text:span></text:p>
      <text:p text:style-name="P15"><text:span text:style-name="T6"><text:tab/>K</text:span><text:span text:style-name="T3">analizasyon logarlarının üzerine dökülen betonların kırılarak, ilk halinde olduğu gibi kapaklı hale getirilmesini, tuvalet kapısı olarak yıktığınız duvarı eski hale getirmenizi, mutfak tezgahının yenisinin yaptırılmasını, iş makinesinin kullanılması ile oluşan taban beton hasar</text:span><text:span text:style-name="T4">ının</text:span><text:span text:style-name="T3">, duvarlara verilen hasarların, çatı saclarına ve oluklara verilen hasarların tazminini</text:span><text:span text:style-name="T4">n</text:span><text:span text:style-name="T3">, </text:span><text:span text:style-name="T5">mecur önündeki ve yoldaki eski eşyaları kaldır</text:span><text:span text:style-name="T8">ılmasını</text:span><text:span text:style-name="T5">, </text:span><text:span text:style-name="T8">hasar verdiğiniz komşu çatı trapez saclarının değiştirilmesi ve yağmur sonucu kullanılamaz duruma gelen alçıpan tavan tamiri ve</text:span><text:span text:style-name="T3"> komşu bina duvarlarında oluşan sıva hasarlarının tamirinin, <text:s/>30 (otuz) gün içerisinde yap</text:span><text:span text:style-name="T8">tır</text:span><text:span text:style-name="T3">ılmasını; </text:span></text:p>
      <text:p text:style-name="P14"><text:span text:style-name="T3"><text:tab/>İtirazınız söz konusu olursa, </text:span><text:span text:style-name="T4">Sulh Hukuk Mahkemesine,</text:span><text:span text:style-name="T3"> hasar tespiti için </text:span><text:span text:style-name="T4">dava açacağımızı ve bunun sonucunda oluşacak tüm masrafların da tarafınızca ödeneceğini; </text:span></text:p>
      <text:p text:style-name="P15"><text:span text:style-name="T4"><text:tab/></text:span><text:span text:style-name="T8">İlgili sözleşme ile aramızda tesis edilen </text:span><text:span text:style-name="T7">kira ilişkisi</text:span><text:span text:style-name="T8">nin</text:span><text:span text:style-name="T7"> 29-11-2021 tarihi itibarı ile kalmayacağı, </text:span><text:span text:style-name="T8">i</text:span><text:span text:style-name="T7">şbu kira sözleşmesi</text:span><text:span text:style-name="T8">nin</text:span><text:span text:style-name="T7">, tarafımızca bitiş tarihinden sonra yenilenmeyece</text:span><text:span text:style-name="T8">ğinden dolayı</text:span><text:span text:style-name="T7"> kiralananın tahliye edilmesi </text:span><text:span text:style-name="T4">;</text:span></text:p>
      <text:p text:style-name="P15"><text:span text:style-name="T3"><text:tab/>ihtaren bildiri</text:span><text:span text:style-name="T7">lir</text:span><text:span text:style-name="T3">. </text:span></text:p>
      <text:p text:style-name="P12"><text:span text:style-name="T7"><text:tab/></text:span></text:p>
      <text:p text:style-name="P12"><text:span text:style-name="T7">Sayın Noter;</text:span></text:p>
      <text:p text:style-name="P11"><text:tab/><text:span text:style-name="T8">Talebim ve beyanım üzerine Dairenizde yazılan bu ihtarnamenin, 1 adedinin PTT yolu ile fiziki ortamda hızlı olarak tebliğini, bir adedinin Daireniz dosyasında saklanarak, bir adedinin de tarafıma verilmesini talep ederim.</text:span></text:p>
      <text:p text:style-name="P16"/>
      <text:p text:style-name="P16"/>
      <text:p text:style-name="P16">İHTAR EDEN</text:p>
      <text:p text:style-name="P16">Hacı Murat BALCI</text:p>
      <text:p text:style-name="P16">06 Ekim 2021</text:p>
      <text:p text:style-name="P16"/>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3T14:17:53.822101258</meta:creation-date>
    <dc:date>2021-10-06T22:01:13.016878307</dc:date>
    <meta:editing-duration>PT7H49M34S</meta:editing-duration>
    <meta:editing-cycles>7</meta:editing-cycles>
    <meta:generator>LibreOffice/7.1.6.2$Linux_X86_64 LibreOffice_project/10$Build-2</meta:generator>
    <meta:print-date>2021-10-06T20:30:57.380394025</meta:print-date>
    <meta:document-statistic meta:table-count="0" meta:image-count="0" meta:object-count="0" meta:page-count="1" meta:paragraph-count="28" meta:word-count="410" meta:character-count="3262" meta:non-whitespace-character-count="2847"/>
  </office:meta>
</office:document-meta>
</file>